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T1" style:family="text">
      <style:text-properties fo:color="#3d3c40" fo:font-size="11.5pt" style:font-size-asian="11.5pt" style:font-size-complex="11.5pt" fo:background-color="#ffffff"/>
    </style:style>
    <style:style style:name="T2" style:family="text">
      <style:text-properties fo:color="#ff0000" fo:font-size="11.5pt" fo:font-weight="bold" style:font-size-asian="11.5pt" style:font-weight-asian="bold" style:font-size-complex="11.5pt" fo:background-color="#ffffff"/>
    </style:style>
    <style:style style:name="T3" style:family="text">
      <style:text-properties fo:color="#2a80b9" fo:font-size="11.5pt" style:font-size-asian="11.5pt" style:font-size-complex="11.5pt"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Bonjour à tous,</text:span></text:p>
      <text:p text:style-name="P1"/>
      <text:p text:style-name="P1"><text:span text:style-name="T1">Ce </text:span><text:span text:style-name="T2">DATE EN GRAS</text:span><text:span text:style-name="T1">, à </text:span><text:span text:style-name="T2">HEURE EN GRAS</text:span><text:span text:style-name="T1"> au </text:span><text:span text:style-name="T2">LIEU EN GRAS</text:span><text:span text:style-name="T1">, le Louvain-li-Nux vous propose d'assister à un cours d'introduction à LaTeX. Oui mais LaTeX c'est quoi ?</text:span></text:p>
      <text:p text:style-name="P1"/>
      <text:p text:style-name="P1"><text:span text:style-name="T1">LaTeX, c'est une alternative à Microsoft Word et </text:span><text:a xlink:type="simple" xlink:href="http://openoffice.org/" text:style-name="Internet_20_link" text:visited-style-name="Visited_20_Internet_20_Link"><text:span text:style-name="T3">OpenOffice.org</text:span></text:a><text:span text:style-name="T1">, qui produit des documents de qualité professionnelle. Il gère seul la typographie, la table des matières, l'agencement des figures, la bibliographie, etc. Il est par ailleurs spécialisé dans l'affichage de formules mathématiques, chimiques, ou autres. Il peut dessiner des arbres, des graphes, ou autres dessins de manière aisée. Et bien d'autres…</text:span></text:p>
      <text:p text:style-name="P1"/>
      <text:p text:style-name="P1"><text:span text:style-name="T1">LaTeX est idéal pour la rédaction de votre mémoire, vos rapports, travaux, et autres documents. Dans le domaine de l'ingénierie, cette méthode de rédaction de document est même incontournable.</text:span></text:p>
      <text:p text:style-name="P1"/>
      <text:p text:style-name="P1"><text:span text:style-name="T1">Si LaTeX est si puissant, il demande néanmoins un certain apprentissage au début. Et c'est pourquoi nous organisons ce cours LaTeX. Des ateliers pratiques seront prévus au cours de cette formation, on vous demandera donc de vous inscrire.</text:span></text:p>
      <text:p text:style-name="P1"/>
      <text:p text:style-name="P1"><text:span text:style-name="T1">Si vous le voulez, vous pouvez aussi venir avec votre ordinateur avec LaTeX pré-installé dessus (mais l'inscription reste obligatoire...)</text:span></text:p>
      <text:p text:style-name="P1"/>
      <text:p text:style-name="P1"><text:span text:style-name="T1">Vous pouvez vous inscrire via ce formulaire : </text:span></text:p>
      <text:p text:style-name="P1"><text:span text:style-name="T2">LIEN FORMULAIRE INSCRIPTION</text:span></text:p>
      <text:p text:style-name="P1"/>
      <text:p text:style-name="P1"><text:span text:style-name="T1">(Inscription gratuite mais obligatoir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9" meta:word-count="193" meta:character-count="1260" meta:non-whitespace-character-count="1075"/>
    <meta:generator>LibreOfficeDev/5.1.0.3$Linux_X86_64 LibreOffice_project/</meta:generator>
  </office:meta>
</office:document-meta>
</file>